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080000000877A95AB8.png"/>
  <manifest:file-entry manifest:media-type="image/png" manifest:full-path="Pictures/100000000000005E0000005E513A4C7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cm" draw:marker-end-width="0.2cm" draw:fill-color="#00cccc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aecf00" draw:fill-gradient-name="Gradient_20_1" draw:fill-hatch-name="Black_20_0_20_Degrees" draw:fill-image-name="Empty" draw:opacity-name="Transparency_20_2" draw:fill-image-width="1cm" draw:fill-image-height="1cm" draw:fill-image-ref-point="bottom-right" draw:textarea-horizontal-align="center" draw:textarea-vertical-align="middle" draw:shadow="hidden" draw:shadow-offset-x="0.05cm" draw:shadow-offset-y="0.05cm" draw:shadow-opacity="55%"/>
    </style:style>
    <style:style style:name="gr7" style:family="graphic" style:parent-style-name="standard">
      <style:graphic-properties draw:textarea-horizontal-align="center" draw:textarea-vertical-align="middle" draw:shadow="hidden"/>
    </style:style>
    <style:style style:name="gr8" style:family="graphic" style:parent-style-name="standard">
      <style:graphic-properties svg:stroke-width="0cm" draw:marker-start-width="0.2cm" draw:marker-end-width="0.2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cm" draw:marker-start-width="0.2cm" draw:marker-end-width="0.2cm" draw:fill="solid" draw:fill-color="#ffff00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svg:stroke-width="0cm" draw:marker-start-width="0.2cm" draw:marker-end-width="0.2cm" draw:fill="solid" draw:fill-color="#00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fill="solid" draw:fill-color="#83caff" draw:fill-gradient-name="Gradient_20_1" draw:fill-hatch-name="Black_20_0_20_Degrees" draw:fill-image-name="Empty" draw:opacity-name="Transparency_20_3" draw:fill-image-width="1cm" draw:fill-image-height="1cm" draw:fill-image-ref-point="bottom-right" draw:textarea-horizontal-align="center" draw:textarea-vertical-align="middle" draw:shadow="hidden" draw:shadow-offset-x="0.05cm" draw:shadow-offset-y="0.05cm" draw:shadow-opacity="5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6.5cm" svg:height="1.25cm" svg:x="7cm" svg:y="2.5cm">
          <text:p text:style-name="P1">Orbis MG</text:p>
        </draw:rect>
        <draw:rect draw:style-name="gr2" draw:text-style-name="P2" draw:id="id1" draw:layer="layout" svg:width="5.5cm" svg:height="0.75cm" svg:x="7.5cm" svg:y="5cm">
          <text:p text:style-name="P2">MG-main</text:p>
        </draw:rect>
        <draw:connector draw:style-name="gr3" draw:text-style-name="P1" draw:layer="layout" svg:x1="10.25cm" svg:y1="5cm" svg:x2="10.25cm" svg:y2="3.75cm" draw:start-shape="id1" draw:start-glue-point="0" draw:end-shape="id2" draw:end-glue-point="2" svg:d="m10250 5000v-1250">
          <text:p/>
        </draw:connector>
        <draw:rect draw:style-name="gr2" draw:text-style-name="P2" draw:id="id3" draw:layer="layout" svg:width="5.5cm" svg:height="0.75cm" svg:x="7.5cm" svg:y="6.5cm">
          <text:p text:style-name="P2">MG-wing</text:p>
        </draw:rect>
        <draw:connector draw:style-name="gr4" draw:text-style-name="P2" draw:layer="layout" svg:x1="10.25cm" svg:y1="6.5cm" svg:x2="10.25cm" svg:y2="5.75cm" draw:start-shape="id3" draw:start-glue-point="0" draw:end-shape="id1" draw:end-glue-point="2" svg:d="m10250 6500v-750">
          <text:p/>
        </draw:connector>
        <draw:rect draw:style-name="gr2" draw:text-style-name="P2" draw:id="id4" draw:layer="layout" svg:width="5.5cm" svg:height="0.75cm" svg:x="7.5cm" svg:y="8cm">
          <text:p text:style-name="P2">MG-fuselage</text:p>
        </draw:rect>
        <draw:connector draw:style-name="gr4" draw:text-style-name="P2" draw:layer="layout" svg:x1="10.25cm" svg:y1="8cm" svg:x2="10.25cm" svg:y2="7.25cm" draw:start-shape="id4" draw:start-glue-point="0" draw:end-shape="id3" draw:end-glue-point="2" svg:d="m10250 8000v-750">
          <text:p/>
        </draw:connector>
        <draw:rect draw:style-name="gr2" draw:text-style-name="P2" draw:id="id5" draw:layer="layout" svg:width="5.5cm" svg:height="0.75cm" svg:x="7.5cm" svg:y="9.5cm">
          <text:p text:style-name="P2">MG-stabilizer</text:p>
        </draw:rect>
        <draw:connector draw:style-name="gr4" draw:text-style-name="P2" draw:layer="layout" svg:x1="10.25cm" svg:y1="9.5cm" svg:x2="10.25cm" svg:y2="8.75cm" draw:start-shape="id5" draw:start-glue-point="0" draw:end-shape="id4" draw:end-glue-point="2" svg:d="m10250 9500v-750">
          <text:p/>
        </draw:connector>
        <draw:frame draw:style-name="gr5" draw:layer="layout" svg:width="5.861cm" svg:height="0.963cm" svg:x="7.5cm" svg:y="1.037cm">
          <draw:text-box>
            <text:p>Orbis. MG diagram</text:p>
          </draw:text-box>
        </draw:frame>
        <draw:rect draw:style-name="gr2" draw:text-style-name="P2" draw:id="id6" draw:layer="layout" svg:width="5.5cm" svg:height="0.75cm" svg:x="7.5cm" svg:y="11cm">
          <text:p text:style-name="P2">MG-fin</text:p>
        </draw:rect>
        <draw:connector draw:style-name="gr4" draw:text-style-name="P2" draw:layer="layout" svg:x1="10.25cm" svg:y1="11cm" svg:x2="10.25cm" svg:y2="10.25cm" draw:start-shape="id6" draw:start-glue-point="0" draw:end-shape="id5" draw:end-glue-point="2" svg:d="m10250 11000v-750">
          <text:p/>
        </draw:connector>
        <draw:circle draw:style-name="gr6" draw:text-style-name="P1" draw:id="id7" draw:layer="layout" svg:width="1cm" svg:height="1cm" svg:x="14.5cm" svg:y="4cm">
          <text:p text:style-name="P1">1</text:p>
        </draw:circle>
        <draw:connector draw:style-name="gr7" draw:text-style-name="P1" draw:layer="layout" svg:x1="13cm" svg:y1="5.375cm" svg:x2="14.5cm" svg:y2="4.5cm" draw:start-shape="id1" draw:start-glue-point="1" draw:end-shape="id7" draw:end-glue-point="3" svg:d="m13000 5375h850v-875h650">
          <text:p/>
        </draw:connector>
        <draw:rect draw:style-name="gr2" draw:text-style-name="P2" draw:id="id8" draw:layer="layout" svg:width="6.5cm" svg:height="0.75cm" svg:x="7cm" svg:y="12.5cm">
          <text:p text:style-name="P2">MG-engineCowling</text:p>
        </draw:rect>
        <draw:connector draw:style-name="gr4" draw:text-style-name="P2" draw:layer="layout" svg:x1="10.25cm" svg:y1="12.5cm" svg:x2="10.25cm" svg:y2="11.75cm" draw:start-shape="id8" draw:start-glue-point="0" draw:end-shape="id6" draw:end-glue-point="2" svg:d="m10250 12500v-750">
          <text:p/>
        </draw:connector>
        <draw:rect draw:style-name="gr2" draw:text-style-name="P2" draw:id="id9" draw:layer="layout" svg:width="6.5cm" svg:height="0.75cm" svg:x="7cm" svg:y="14cm">
          <text:p text:style-name="P2">mainLandingGear</text:p>
        </draw:rect>
        <draw:connector draw:style-name="gr4" draw:text-style-name="P2" draw:layer="layout" svg:x1="10.25cm" svg:y1="14cm" svg:x2="10.25cm" svg:y2="13.25cm" draw:start-shape="id9" draw:start-glue-point="0" draw:end-shape="id8" draw:end-glue-point="2" svg:d="m10250 14000v-750">
          <text:p/>
        </draw:connector>
        <draw:rect draw:style-name="gr2" draw:text-style-name="P2" draw:id="id10" draw:layer="layout" svg:width="6.5cm" svg:height="0.75cm" svg:x="7cm" svg:y="15.5cm">
          <text:p text:style-name="P2">tailLandingGear</text:p>
        </draw:rect>
        <draw:connector draw:style-name="gr4" draw:text-style-name="P2" draw:layer="layout" svg:x1="10.25cm" svg:y1="15.5cm" svg:x2="10.25cm" svg:y2="14.75cm" draw:start-shape="id10" draw:start-glue-point="0" draw:end-shape="id9" svg:d="m10250 15500v-750">
          <text:p/>
        </draw:connector>
        <draw:rect draw:style-name="gr2" draw:text-style-name="P2" draw:id="id11" draw:layer="layout" svg:width="6.5cm" svg:height="0.75cm" svg:x="7cm" svg:y="17cm">
          <text:p text:style-name="P2">dorsalFin</text:p>
        </draw:rect>
        <draw:connector draw:style-name="gr4" draw:text-style-name="P2" draw:layer="layout" svg:x1="10.25cm" svg:y1="17cm" svg:x2="10.25cm" svg:y2="16.25cm" draw:start-shape="id11" draw:start-glue-point="0" draw:end-shape="id10" draw:end-glue-point="2" svg:d="m10250 17000v-750">
          <text:p/>
        </draw:connector>
        <draw:rect draw:style-name="gr2" draw:text-style-name="P2" draw:id="id12" draw:layer="layout" svg:width="6.5cm" svg:height="0.75cm" svg:x="7cm" svg:y="18.5cm">
          <text:p text:style-name="P2">MG-wingStrut</text:p>
        </draw:rect>
        <draw:connector draw:style-name="gr4" draw:text-style-name="P2" draw:layer="layout" svg:x1="10.25cm" svg:y1="18.5cm" svg:x2="10.25cm" svg:y2="17.75cm" draw:start-shape="id12" draw:start-glue-point="0" draw:end-shape="id11" draw:end-glue-point="2" svg:d="m10250 18500v-750">
          <text:p/>
        </draw:connector>
        <draw:rect draw:style-name="gr2" draw:text-style-name="P2" draw:id="id13" draw:layer="layout" svg:width="6.5cm" svg:height="0.75cm" svg:x="7cm" svg:y="20cm">
          <text:p text:style-name="P2">MG-wingFairing</text:p>
        </draw:rect>
        <draw:connector draw:style-name="gr4" draw:text-style-name="P2" draw:layer="layout" svg:x1="10.25cm" svg:y1="20cm" svg:x2="10.25cm" svg:y2="19.25cm" draw:start-shape="id13" draw:start-glue-point="0" draw:end-shape="id12" draw:end-glue-point="2" svg:d="m10250 20000v-750">
          <text:p/>
        </draw:connector>
        <draw:custom-shape draw:style-name="gr8" draw:text-style-name="P1" draw:id="id14" draw:layer="layout" svg:width="0.75cm" svg:height="0.75cm" svg:x="4.5cm" svg:y="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cm" svg:y1="18.875cm" svg:x2="5.062cm" svg:y2="18.374cm" draw:start-shape="id12" draw:start-glue-point="3" draw:end-shape="id14" draw:end-glue-point="9" svg:d="m7000 18875h-774v-501h-1164">
          <text:p/>
        </draw:connector>
        <draw:custom-shape draw:style-name="gr10" draw:text-style-name="P1" draw:id="id15" draw:layer="layout" svg:width="0.75cm" svg:height="0.75cm" svg:x="4.5cm" svg:y="19.2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cm" svg:y1="20.375cm" svg:x2="5.062cm" svg:y2="19.624cm" draw:start-shape="id13" draw:start-glue-point="3" draw:end-shape="id15" draw:end-glue-point="9" svg:d="m7000 20375h-774v-751h-1164">
          <text:p/>
        </draw:connector>
        <draw:custom-shape draw:style-name="gr11" draw:text-style-name="P1" draw:id="id16" draw:layer="layout" svg:width="0.75cm" svg:height="0.75cm" svg:x="4.5cm" svg:y="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.5cm" svg:y1="6.875cm" svg:x2="5.062cm" svg:y2="6.374cm" draw:start-shape="id3" draw:start-glue-point="3" draw:end-shape="id16" draw:end-glue-point="9" svg:d="m7500 6875h-1024v-501h-1414">
          <text:p/>
        </draw:connector>
        <draw:custom-shape draw:style-name="gr10" draw:text-style-name="P1" draw:id="id17" draw:layer="layout" svg:width="0.75cm" svg:height="0.75cm" svg:x="4.5cm" svg:y="7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.5cm" svg:y1="8.375cm" svg:x2="5.062cm" svg:y2="7.874cm" draw:start-shape="id4" draw:start-glue-point="3" draw:end-shape="id17" draw:end-glue-point="9" svg:d="m7500 8375h-1024v-501h-1414">
          <text:p/>
        </draw:connector>
        <draw:custom-shape draw:style-name="gr11" draw:text-style-name="P1" draw:id="id18" draw:layer="layout" svg:width="0.75cm" svg:height="0.75cm" svg:x="4.5cm" svg:y="10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.5cm" svg:y1="11.375cm" svg:x2="5.062cm" svg:y2="10.874cm" draw:start-shape="id6" draw:start-glue-point="3" draw:end-shape="id18" draw:end-glue-point="9" svg:d="m7500 11375h-1024v-501h-1414">
          <text:p/>
        </draw:connector>
        <draw:custom-shape draw:style-name="gr11" draw:text-style-name="P1" draw:id="id19" draw:layer="layout" svg:width="0.75cm" svg:height="0.75cm" svg:x="4.5cm" svg:y="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.5cm" svg:y1="9.875cm" svg:x2="5.062cm" svg:y2="9.374cm" draw:start-shape="id5" draw:start-glue-point="3" draw:end-shape="id19" draw:end-glue-point="9" svg:d="m7500 9875h-1024v-501h-1414">
          <text:p/>
        </draw:connector>
        <draw:custom-shape draw:style-name="gr11" draw:text-style-name="P1" draw:id="id20" draw:layer="layout" svg:width="0.75cm" svg:height="0.75cm" svg:x="4.5cm" svg:y="1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cm" svg:y1="12.875cm" svg:x2="5.062cm" svg:y2="12.374cm" draw:start-shape="id8" draw:start-glue-point="3" draw:end-shape="id20" draw:end-glue-point="9" svg:d="m7000 12875h-774v-501h-1164">
          <text:p/>
        </draw:connector>
        <draw:custom-shape draw:style-name="gr10" draw:text-style-name="P1" draw:id="id23" draw:layer="layout" svg:width="0.75cm" svg:height="0.75cm" svg:x="4.5cm" svg:y="13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id="id22" draw:layer="layout" svg:width="0.75cm" svg:height="0.75cm" svg:x="4.5cm" svg:y="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id="id21" draw:layer="layout" svg:width="0.75cm" svg:height="0.75cm" svg:x="4.5cm" svg:y="1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1" draw:layer="layout" svg:x1="7cm" svg:y1="17.375cm" svg:x2="5.062cm" svg:y2="16.874cm" draw:start-shape="id11" draw:start-glue-point="3" draw:end-shape="id21" draw:end-glue-point="9" svg:d="m7000 17375h-774v-501h-1164">
          <text:p/>
        </draw:connector>
        <draw:connector draw:style-name="gr9" draw:text-style-name="P1" draw:layer="layout" svg:x1="7cm" svg:y1="15.875cm" svg:x2="5.062cm" svg:y2="15.374cm" draw:start-shape="id10" draw:start-glue-point="3" draw:end-shape="id22" draw:end-glue-point="9" svg:d="m7000 15875h-774v-501h-1164">
          <text:p/>
        </draw:connector>
        <draw:connector draw:style-name="gr9" draw:text-style-name="P1" draw:layer="layout" svg:x1="7cm" svg:y1="14.375cm" svg:x2="5.062cm" svg:y2="13.874cm" draw:start-shape="id9" draw:start-glue-point="3" draw:end-shape="id23" draw:end-glue-point="9" svg:d="m7000 14375h-774v-501h-1164">
          <text:p/>
        </draw:connector>
        <draw:custom-shape draw:style-name="gr11" draw:text-style-name="P1" draw:layer="layout" svg:width="0.75cm" svg:height="0.75cm" svg:x="4.5cm" svg:y="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6" draw:text-style-name="P1" draw:id="id24" draw:layer="layout" svg:width="1cm" svg:height="1cm" svg:x="14.5cm" svg:y="6cm">
          <text:p text:style-name="P1">2</text:p>
        </draw:circle>
        <draw:connector draw:style-name="gr9" draw:text-style-name="P1" draw:layer="layout" svg:x1="13cm" svg:y1="6.875cm" svg:x2="14.5cm" svg:y2="6.5cm" draw:start-shape="id3" draw:start-glue-point="1" draw:end-shape="id24" draw:end-glue-point="3" svg:d="m13000 6875h850v-375h650">
          <text:p/>
        </draw:connector>
        <draw:circle draw:style-name="gr12" draw:text-style-name="P1" draw:layer="layout" svg:width="1cm" svg:height="1cm" svg:x="14.5cm" svg:y="7.75cm">
          <text:p text:style-name="P1">1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Aqua" xlink:href="Pictures/100000000000005E0000005E513A4C71.png" xlink:type="simple" xlink:show="embed" xlink:actuate="onLoad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0080000000877A95AB8.png" xlink:type="simple" xlink:show="embed" xlink:actuate="onLoad"/>
    <draw:fill-image draw:name="Empty" xlink:href="Pictures/100000000000000800000008913C8356.png" xlink:type="simple" xlink:show="embed" xlink:actuate="onLoad"/>
    <draw:opacity draw:name="Transparency_20_2" draw:display-name="Transparency 2" draw:style="linear" draw:start="100%" draw:end="0%" draw:angle="0" draw:border="50%"/>
    <draw:opacity draw:name="Transparency_20_3" draw:display-name="Transparency 3" draw:style="linear" draw:start="65%" draw:end="0%" draw:angle="600" draw:border="20%"/>
    <draw:opacity draw:name="Transparency_20_4" draw:display-name="Transparency 4" draw:style="radial" draw:cx="50%" draw:cy="50%" draw:start="70%" draw:end="0%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="Arrow" draw:marker-start-width="0.2cm" draw:marker-start-center="false" draw:marker-end-width="0.3cm" draw:marker-end-center="false" svg:stroke-opacity="65%" draw:stroke-linejoin="none" draw:fill="solid" draw:fill-color="#99ccff" draw:fill-gradient-name="Gradient_20_7" draw:fill-hatch-name="Hatch_20_1" draw:fill-image-name="Bitmape_20_1" fo:padding-top="0.125cm" fo:padding-bottom="0.125cm" fo:padding-left="0.25cm" fo:padding-right="0.25cm" draw:shadow="visible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sdf asdf</meta:initial-creator>
    <meta:creation-date>2009-06-24T17:31:49.05</meta:creation-date>
    <dc:date>2009-11-19T19:02:10.79</dc:date>
    <dc:creator>asdf asdf</dc:creator>
    <meta:editing-duration>PT02H44M04S</meta:editing-duration>
    <meta:editing-cycles>17</meta:editing-cycles>
    <meta:generator>OpenOffice.org/3.0$Win32 OpenOffice.org_project/300m15$Build-9379</meta:gener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